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e342" officeooo:paragraph-rsid="0012e342"/>
    </style:style>
    <style:style style:name="P2" style:family="paragraph" style:parent-style-name="Standard" style:list-style-name="L1">
      <style:text-properties officeooo:rsid="0012e342" officeooo:paragraph-rsid="0012e342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e342" officeooo:paragraph-rsid="0012e342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59173" officeooo:paragraph-rsid="00159173"/>
    </style:style>
    <style:style style:name="P5" style:family="paragraph" style:parent-style-name="Standard">
      <style:text-properties officeooo:rsid="0018c604" officeooo:paragraph-rsid="0018c604"/>
    </style:style>
    <style:style style:name="P6" style:family="paragraph" style:parent-style-name="Standard" style:list-style-name="L2">
      <style:text-properties officeooo:rsid="0018c604" officeooo:paragraph-rsid="0018c604"/>
    </style:style>
    <style:style style:name="P7" style:family="paragraph" style:parent-style-name="Standard">
      <style:text-properties officeooo:rsid="001baec1" officeooo:paragraph-rsid="001baec1"/>
    </style:style>
    <style:style style:name="P8" style:family="paragraph" style:parent-style-name="Standard" style:list-style-name="L3">
      <style:text-properties officeooo:rsid="001baec1" officeooo:paragraph-rsid="001baec1"/>
    </style:style>
    <style:style style:name="P9" style:family="paragraph" style:parent-style-name="Standard" style:list-style-name="L3">
      <style:text-properties officeooo:rsid="001baec1" officeooo:paragraph-rsid="0022dccf"/>
    </style:style>
    <style:style style:name="P10" style:family="paragraph" style:parent-style-name="Standard">
      <style:text-properties officeooo:rsid="0024c862" officeooo:paragraph-rsid="0024c8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c862"/>
    </style:style>
    <style:style style:name="T3" style:family="text">
      <style:text-properties style:text-underline-style="solid" style:text-underline-width="auto" style:text-underline-color="font-color" officeooo:rsid="002b61fa"/>
    </style:style>
    <style:style style:name="T4" style:family="text">
      <style:text-properties officeooo:rsid="002183ec"/>
    </style:style>
    <style:style style:name="T5" style:family="text">
      <style:text-properties officeooo:rsid="0022dc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enCart Project outline</text:p>
      <text:p text:style-name="P1"/>
      <text:p text:style-name="P1"/>
      <text:p text:style-name="P4"><text:span text:style-name="T1">Workflow</text:span>:</text:p>
      <text:list text:style-name="L1">
        <text:list-item>
          <text:p text:style-name="P2">Project introduction</text:p>
        </text:list-item>
        <text:list-item>
          <text:p text:style-name="P2">Understand &amp; explore the product functionality</text:p>
        </text:list-item>
        <text:list-item>
          <text:p text:style-name="P2">Writing test scenarios</text:p>
        </text:list-item>
        <text:list-item>
          <text:p text:style-name="P2">Writing test cases &amp; reviews</text:p>
        </text:list-item>
        <text:list-item>
          <text:p text:style-name="P2">Environment setup &amp; build environment</text:p>
        </text:list-item>
        <text:list-item>
          <text:p text:style-name="P2">Test execution</text:p>
        </text:list-item>
        <text:list-item>
          <text:p text:style-name="P2">Bug reporting &amp; tracking</text:p>
        </text:list-item>
        <text:list-item>
          <text:p text:style-name="P2">Sanity testing, retesting, regression testing</text:p>
        </text:list-item>
        <text:list-item>
          <text:p text:style-name="P2">Test sign off</text:p>
        </text:list-item>
      </text:list>
      <text:p text:style-name="P1"/>
      <text:p text:style-name="P5"><text:span text:style-name="T1">Domain</text:span>: eCommerce</text:p>
      <text:p text:style-name="P5"/>
      <text:p text:style-name="P10"><text:span text:style-name="T3">Customer</text:span>: OpenCart</text:p>
      <text:p text:style-name="P10"/>
      <text:p text:style-name="P10"><text:span text:style-name="T1">Application URL</text:span>: “https://demo.opencart.com/”</text:p>
      <text:p text:style-name="P5"/>
      <text:p text:style-name="P7"><text:span text:style-name="T2">Application</text:span><text:span text:style-name="T1"> use types</text:span>:</text:p>
      <text:list xml:id="list2429985477" text:style-name="L3">
        <text:list-item>
          <text:p text:style-name="P9">User area <text:span text:style-name="T4">(Commonly connected through the </text:span><text:span text:style-name="T5">Internet</text:span><text:span text:style-name="T4">)</text:span></text:p>
        </text:list-item>
        <text:list-item>
          <text:p text:style-name="P8">Administrator area <text:span text:style-name="T4">(Commonly connected through the Intranet)</text:span></text:p>
        </text:list-item>
      </text:list>
      <text:p text:style-name="P5"><text:span text:style-name="T1"/></text:p>
      <text:p text:style-name="P5"><text:span text:style-name="T1">User Activities</text:span>:</text:p>
      <text:list text:style-name="L2">
        <text:list-item>
          <text:p text:style-name="P6">Registration</text:p>
        </text:list-item>
        <text:list-item>
          <text:p text:style-name="P6">Login</text:p>
        </text:list-item>
        <text:list-item>
          <text:p text:style-name="P6">Search for an item</text:p>
        </text:list-item>
        <text:list-item>
          <text:p text:style-name="P6">Compare between the items</text:p>
        </text:list-item>
        <text:list-item>
          <text:p text:style-name="P6">Add to cart</text:p>
        </text:list-item>
        <text:list-item>
          <text:p text:style-name="P6">Checkout</text:p>
        </text:list-item>
        <text:list-item>
          <text:p text:style-name="P6">Delivery tracking</text:p>
        </text:list-item>
        <text:list-item>
          <text:p text:style-name="P6">Product return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2T00:03:28.520000000</dc:date>
    <meta:editing-duration>PT59M18S</meta:editing-duration>
    <meta:editing-cycles>16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6" meta:word-count="102" meta:character-count="649" meta:non-whitespace-character-count="592"/>
  </office:meta>
</office:document-meta>
</file>